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  <style:text-properties fo:font-size="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APT</text:p>
              </table:table-cell>
              <table:table-cell table:style-name="ce2">
                <text:p text:style-name="P2">Reconnaisance</text:p>
              </table:table-cell>
              <table:table-cell>
                <text:p text:style-name="P2">Weaponization</text:p>
              </table:table-cell>
              <table:table-cell>
                <text:p text:style-name="P2">Delivery</text:p>
              </table:table-cell>
              <table:table-cell/>
              <table:table-cell>
                <text:p text:style-name="P2">Exploitation</text:p>
              </table:table-cell>
              <table:table-cell/>
              <table:table-cell>
                <text:p text:style-name="P2">Installations</text:p>
              </table:table-cell>
              <table:table-cell/>
              <table:table-cell>
                <text:p text:style-name="P2">C2</text:p>
              </table:table-cell>
              <table:table-cell/>
              <table:table-cell>
                <text:p text:style-name="P2">Action on Objectives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Account Discovery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/></text:p>
              </table:table-cell>
            </table:table-row>
            <table:table-row table:style-name="ro2" table:default-cell-style-name="ce5">
              <table:table-cell>
                <text:p text:style-name="P3"><text:s/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/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APT1</text:p>
              </table:table-cell>
              <table:table-cell>
                <text:p text:style-name="P3">Net Share Discovery</text:p>
              </table:table-cell>
              <table:table-cell/>
              <table:table-cell>
                <text:p text:style-name="P3">Masquerading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(Comment Crew,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Pass the Hash</text:p>
              </table:table-cell>
              <table:table-cell/>
              <table:table-cell>
                <text:p text:style-name="P3">Automated Collection</text:p>
              </table:table-cell>
              <table:table-cell/>
              <table:table-cell>
                <text:p text:style-name="P3">Command Line Interface</text:p>
              </table:table-cell>
              <table:table-cell/>
              <table:table-cell>
                <text:p text:style-name="P3">Data Compression </text:p>
              </table:table-cell>
            </table:table-row>
            <table:table-row table:style-name="ro1" table:default-cell-style-name="ce5">
              <table:table-cell table:style-name="ce3">
                <text:p text:style-name="P2">Comment Group,</text:p>
              </table:table-cell>
              <table:table-cell>
                <text:p text:style-name="P3">Process Discover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/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Comment Panda)</text:p>
              </table:table-cell>
              <table:table-cell/>
              <table:table-cell/>
              <table:table-cell>
                <text:p text:style-name="P3">Credential Dumping</text:p>
              </table:table-cell>
              <table:table-cell/>
              <table:table-cell/>
              <table:table-cell/>
              <table:table-cell/>
              <table:table-cell>
                <text:p text:style-name="P3"><text:s/></text:p>
              </table:table-cell>
              <table:table-cell>
                <text:p text:style-name="P3"><text:s/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Net. Conf. Discover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Remote Desktop Protocol</text:p>
              </table:table-cell>
              <table:table-cell/>
              <table:table-cell>
                <text:p text:style-name="P3">Data from Local Sys.</text:p>
              </table:table-cell>
              <table:table-cell/>
              <table:table-cell>
                <text:p text:style-name="P3">Scripting</text:p>
              </table:table-cell>
              <table:table-cell/>
              <table:table-cell>
                <text:p text:style-name="P3">Exfiltration</text:p>
              </table:table-cell>
            </table:table-row>
            <table:table-row table:style-name="ro1" table:default-cell-style-name="ce5">
              <table:table-cell/>
              <table:table-cell>
                <text:p text:style-name="P3">Net. Conn Discovery</text:p>
              </table:table-cell>
              <table:table-cell/>
              <table:table-cell>
                <text:p text:style-name="P3">Scriptin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Sys. Serv. Discover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7:57:32.448000000</meta:creation-date>
    <dc:date>2019-10-29T18:14:06.009000000</dc:date>
    <meta:editing-duration>PT6M1S</meta:editing-duration>
    <meta:editing-cycles>1</meta:editing-cycles>
    <meta:document-statistic meta:object-count="21"/>
    <meta:generator>LibreOffice/6.3.1.2$Windows_X86_64 LibreOffice_project/b79626edf0065ac373bd1df5c28bd630b4424273</meta:generator>
  </office:meta>
</office:document-meta>
</file>